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151b6" officeooo:paragraph-rsid="001151b6"/>
    </style:style>
    <style:style style:name="P2" style:family="paragraph" style:parent-style-name="Standard">
      <style:paragraph-properties fo:text-align="justify" style:justify-single-word="false"/>
      <style:text-properties officeooo:rsid="001151b6" officeooo:paragraph-rsid="0014e4d0"/>
    </style:style>
    <style:style style:name="P3" style:family="paragraph" style:parent-style-name="Standard">
      <style:paragraph-properties fo:text-align="justify" style:justify-single-word="false"/>
      <style:text-properties officeooo:rsid="001151b6" officeooo:paragraph-rsid="0016c2de"/>
    </style:style>
    <style:style style:name="P4" style:family="paragraph" style:parent-style-name="Standard">
      <style:paragraph-properties fo:text-align="justify" style:justify-single-word="false"/>
      <style:text-properties officeooo:rsid="001151b6" officeooo:paragraph-rsid="001bafdb"/>
    </style:style>
    <style:style style:name="P5" style:family="paragraph" style:parent-style-name="Standard">
      <style:paragraph-properties fo:text-align="justify" style:justify-single-word="false"/>
      <style:text-properties style:font-name="Liberation Serif" fo:font-size="12pt" fo:font-style="normal" officeooo:rsid="0018e894" officeooo:paragraph-rsid="001beb35" style:font-size-asian="12pt" style:font-style-asian="normal" style:font-size-complex="12pt" style:font-style-complex="normal"/>
    </style:style>
    <style:style style:name="P6" style:family="paragraph" style:parent-style-name="Standard">
      <style:paragraph-properties fo:text-align="justify" style:justify-single-word="false"/>
      <style:text-properties style:font-name="Liberation Serif" fo:font-size="12pt" fo:font-style="normal" officeooo:rsid="0018e894" officeooo:paragraph-rsid="001ea051" style:font-size-asian="12pt" style:font-style-asian="normal" style:font-size-complex="12pt" style:font-style-complex="normal"/>
    </style:style>
    <style:style style:name="P7" style:family="paragraph" style:parent-style-name="Standard">
      <style:paragraph-properties fo:text-align="justify" style:justify-single-word="false"/>
      <style:text-properties officeooo:rsid="001ea051" officeooo:paragraph-rsid="0022cf8d"/>
    </style:style>
    <style:style style:name="P8" style:family="paragraph" style:parent-style-name="Standard">
      <style:paragraph-properties fo:text-align="justify" style:justify-single-word="false"/>
      <style:text-properties officeooo:rsid="0023f0ad" officeooo:paragraph-rsid="0023f0ad"/>
    </style:style>
    <style:style style:name="P9" style:family="paragraph" style:parent-style-name="Standard">
      <style:paragraph-properties fo:text-align="justify" style:justify-single-word="false"/>
      <style:text-properties officeooo:rsid="002470ad" officeooo:paragraph-rsid="002470ad"/>
    </style:style>
    <style:style style:name="P10" style:family="paragraph" style:parent-style-name="Standard">
      <style:paragraph-properties fo:text-align="justify" style:justify-single-word="false"/>
      <style:text-properties officeooo:rsid="002470ad" officeooo:paragraph-rsid="0027230c"/>
    </style:style>
    <style:style style:name="P11" style:family="paragraph" style:parent-style-name="Standard">
      <style:paragraph-properties fo:text-align="justify" style:justify-single-word="false"/>
      <style:text-properties officeooo:rsid="00286245" officeooo:paragraph-rsid="00286245"/>
    </style:style>
    <style:style style:name="P12" style:family="paragraph" style:parent-style-name="Standard">
      <style:paragraph-properties fo:text-align="justify" style:justify-single-word="false"/>
      <style:text-properties fo:font-variant="normal" fo:text-transform="none" fo:color="#212121" style:text-line-through-style="none" style:text-line-through-type="none" style:font-name="Liberation Serif" fo:font-size="12pt" fo:font-style="normal" style:text-underline-style="none" fo:font-weight="normal" officeooo:rsid="0018e894" officeooo:paragraph-rsid="002470ad" style:text-blinking="false" fo:background-color="#ffffff"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officeooo:rsid="001198f2" style:font-style-asian="italic" style:font-style-complex="italic"/>
    </style:style>
    <style:style style:name="T3" style:family="text">
      <style:text-properties fo:font-style="italic" officeooo:rsid="0013e401" style:font-style-asian="italic" style:font-style-complex="italic"/>
    </style:style>
    <style:style style:name="T4" style:family="text">
      <style:text-properties fo:font-style="italic" officeooo:rsid="0014e4d0" style:font-style-asian="italic" style:font-style-complex="italic"/>
    </style:style>
    <style:style style:name="T5" style:family="text">
      <style:text-properties fo:font-style="italic" officeooo:rsid="0016bc12" style:font-style-asian="italic" style:font-style-complex="italic"/>
    </style:style>
    <style:style style:name="T6" style:family="text">
      <style:text-properties fo:font-style="italic" officeooo:rsid="0017affb" style:font-style-asian="italic" style:font-style-complex="italic"/>
    </style:style>
    <style:style style:name="T7" style:family="text">
      <style:text-properties fo:font-style="italic" officeooo:rsid="0018e894" style:font-style-asian="italic" style:font-style-complex="italic"/>
    </style:style>
    <style:style style:name="T8" style:family="text">
      <style:text-properties officeooo:rsid="001198f2"/>
    </style:style>
    <style:style style:name="T9" style:family="text">
      <style:text-properties fo:font-style="normal" style:font-style-asian="normal" style:font-style-complex="normal"/>
    </style:style>
    <style:style style:name="T10" style:family="text">
      <style:text-properties fo:font-style="normal" officeooo:rsid="0013e401" style:font-style-asian="normal" style:font-style-complex="normal"/>
    </style:style>
    <style:style style:name="T11" style:family="text">
      <style:text-properties fo:font-style="normal" officeooo:rsid="0014e4d0" style:font-style-asian="normal" style:font-style-complex="normal"/>
    </style:style>
    <style:style style:name="T12" style:family="text">
      <style:text-properties fo:font-style="normal" officeooo:rsid="0016bc12" style:font-style-asian="normal" style:font-style-complex="normal"/>
    </style:style>
    <style:style style:name="T13" style:family="text">
      <style:text-properties fo:font-style="normal" officeooo:rsid="0016c2de" style:font-style-asian="normal" style:font-style-complex="normal"/>
    </style:style>
    <style:style style:name="T14" style:family="text">
      <style:text-properties fo:font-style="normal" officeooo:rsid="0017affb" style:font-style-asian="normal" style:font-style-complex="normal"/>
    </style:style>
    <style:style style:name="T15" style:family="text">
      <style:text-properties fo:font-style="normal" officeooo:rsid="0018948b" style:font-style-asian="normal" style:font-style-complex="normal"/>
    </style:style>
    <style:style style:name="T16" style:family="text">
      <style:text-properties fo:font-style="normal" officeooo:rsid="0018e894" style:font-style-asian="normal" style:font-style-complex="normal"/>
    </style:style>
    <style:style style:name="T17" style:family="text">
      <style:text-properties fo:font-variant="normal" fo:text-transform="none" fo:color="#212121" style:text-line-through-style="none" style:text-line-through-type="none" style:font-name="Liberation Serif" fo:font-size="12pt" fo:font-style="normal" style:text-underline-style="none" fo:font-weight="normal" style:text-blinking="false" fo:background-color="#ffffff" loext:char-shading-value="0" style:font-size-asian="12pt" style:font-style-asian="normal" style:font-size-complex="12pt" style:font-style-complex="normal"/>
    </style:style>
    <style:style style:name="T18" style:family="text">
      <style:text-properties fo:font-variant="normal" fo:text-transform="none" fo:color="#212121" style:text-line-through-style="none" style:text-line-through-type="none" style:font-name="Liberation Serif" fo:font-size="12pt" fo:font-style="normal" style:text-underline-style="none" fo:font-weight="normal" officeooo:rsid="0018e894" style:text-blinking="false" fo:background-color="#ffffff" loext:char-shading-value="0" style:font-size-asian="12pt" style:font-style-asian="normal" style:font-size-complex="12pt" style:font-style-complex="normal"/>
    </style:style>
    <style:style style:name="T19" style:family="text">
      <style:text-properties fo:font-variant="normal" fo:text-transform="none" fo:color="#212121" style:text-line-through-style="none" style:text-line-through-type="none" style:font-name="Liberation Serif" fo:font-size="12pt" fo:font-style="normal" style:text-underline-style="none" fo:font-weight="normal" officeooo:rsid="0018948b" style:text-blinking="false" fo:background-color="#ffffff" loext:char-shading-value="0" style:font-size-asian="12pt" style:font-style-asian="normal" style:font-size-complex="12pt" style:font-style-complex="normal"/>
    </style:style>
    <style:style style:name="T20" style:family="text">
      <style:text-properties fo:font-variant="normal" fo:text-transform="none" fo:color="#212121" style:text-line-through-style="none" style:text-line-through-type="none" style:font-name="Liberation Serif" fo:font-size="12pt" fo:font-style="normal" style:text-underline-style="none" fo:font-weight="normal" officeooo:rsid="0021ef4c" style:text-blinking="false" fo:background-color="#ffffff" loext:char-shading-value="0" style:font-size-asian="12pt" style:font-style-asian="normal" style:font-size-complex="12pt" style:font-style-complex="normal"/>
    </style:style>
    <style:style style:name="T21" style:family="text">
      <style:text-properties fo:font-variant="normal" fo:text-transform="none" fo:color="#212121" style:text-line-through-style="none" style:text-line-through-type="none" style:font-name="Liberation Serif" fo:font-size="12pt" fo:font-style="normal" style:text-underline-style="none" fo:font-weight="normal" officeooo:rsid="0020fca7" style:text-blinking="false" fo:background-color="#ffffff" loext:char-shading-value="0" style:font-size-asian="12pt" style:font-style-asian="normal" style:font-size-complex="12pt" style:font-style-complex="normal"/>
    </style:style>
    <style:style style:name="T22" style:family="text">
      <style:text-properties fo:font-variant="normal" fo:text-transform="none" fo:color="#212121" style:text-line-through-style="none" style:text-line-through-type="none" style:font-name="Liberation Serif" fo:font-size="12pt" fo:font-style="normal" style:text-underline-style="none" fo:font-weight="normal" officeooo:rsid="002160e8" style:text-blinking="false" fo:background-color="#ffffff" loext:char-shading-value="0" style:font-size-asian="12pt" style:font-style-asian="normal" style:font-size-complex="12pt" style:font-style-complex="normal"/>
    </style:style>
    <style:style style:name="T23" style:family="text">
      <style:text-properties fo:font-variant="normal" fo:text-transform="none" fo:color="#212121" style:text-line-through-style="none" style:text-line-through-type="none" style:font-name="Liberation Serif" fo:font-size="12pt" fo:font-style="normal" style:text-underline-style="none" fo:font-weight="normal" officeooo:rsid="0022cf8d" style:text-blinking="false" fo:background-color="#ffffff" loext:char-shading-value="0" style:font-size-asian="12pt" style:font-style-asian="normal" style:font-size-complex="12pt" style:font-style-complex="normal"/>
    </style:style>
    <style:style style:name="T24" style:family="text">
      <style:text-properties fo:font-variant="normal" fo:text-transform="none" fo:color="#212121" style:text-line-through-style="none" style:text-line-through-type="none" style:font-name="Liberation Serif" fo:font-size="12pt" fo:font-style="normal" style:text-underline-style="none" fo:font-weight="normal" officeooo:rsid="0025f330" style:text-blinking="false" fo:background-color="#ffffff" loext:char-shading-value="0" style:font-size-asian="12pt" style:font-style-asian="normal" style:font-size-complex="12pt" style:font-style-complex="normal"/>
    </style:style>
    <style:style style:name="T25" style:family="text">
      <style:text-properties fo:font-variant="normal" fo:text-transform="none" fo:color="#212121" style:text-line-through-style="none" style:text-line-through-type="none" style:font-name="Liberation Serif" fo:font-size="12pt" fo:font-style="normal" style:text-underline-style="none" fo:font-weight="normal" officeooo:rsid="0026de13" style:text-blinking="false" fo:background-color="#ffffff" loext:char-shading-value="0" style:font-size-asian="12pt" style:font-style-asian="normal" style:font-size-complex="12pt" style:font-style-complex="normal"/>
    </style:style>
    <style:style style:name="T26" style:family="text">
      <style:text-properties fo:font-variant="normal" fo:text-transform="none" fo:color="#212121" style:text-line-through-style="none" style:text-line-through-type="none" style:font-name="Liberation Serif" fo:font-size="12pt" fo:font-style="normal" style:text-underline-style="none" fo:font-weight="normal" officeooo:rsid="0028dcd5" style:text-blinking="false" fo:background-color="#ffffff" loext:char-shading-value="0" style:font-size-asian="12pt" style:font-style-asian="normal" style:font-size-complex="12pt" style:font-style-complex="normal"/>
    </style:style>
    <style:style style:name="T27" style:family="text">
      <style:text-properties fo:font-variant="normal" fo:text-transform="none" fo:color="#212121" style:text-line-through-style="none" style:text-line-through-type="none" style:font-name="Liberation Serif" fo:font-size="12pt" fo:font-style="italic" style:text-underline-style="none" fo:font-weight="normal" officeooo:rsid="0025f330" style:text-blinking="false" fo:background-color="#ffffff" loext:char-shading-value="0" style:font-size-asian="12pt" style:font-style-asian="italic" style:font-size-complex="12pt" style:font-style-complex="italic"/>
    </style:style>
    <style:style style:name="T28" style:family="text">
      <style:text-properties fo:font-variant="normal" fo:text-transform="none" fo:color="#212121" style:text-line-through-style="none" style:text-line-through-type="none" style:text-underline-style="none" fo:font-weight="normal" style:text-blinking="false" fo:background-color="#ffffff" loext:char-shading-value="0"/>
    </style:style>
    <style:style style:name="T29" style:family="text">
      <style:text-properties fo:font-variant="normal" fo:text-transform="none" fo:color="#212121" style:text-line-through-style="none" style:text-line-through-type="none" style:text-underline-style="none" fo:font-weight="normal" officeooo:rsid="001bafdb" style:text-blinking="false" fo:background-color="#ffffff" loext:char-shading-value="0"/>
    </style:style>
    <style:style style:name="T30" style:family="text">
      <style:text-properties fo:font-variant="normal" fo:text-transform="none" fo:color="#212121" style:text-line-through-style="none" style:text-line-through-type="none" style:text-underline-style="none" fo:font-weight="normal" officeooo:rsid="001beb35" style:text-blinking="false" fo:background-color="#ffffff" loext:char-shading-value="0"/>
    </style:style>
    <style:style style:name="T31" style:family="text">
      <style:text-properties fo:font-variant="normal" fo:text-transform="none" fo:color="#212121" style:text-line-through-style="none" style:text-line-through-type="none" style:text-underline-style="none" fo:font-weight="normal" officeooo:rsid="001cb000" style:text-blinking="false" fo:background-color="#ffffff" loext:char-shading-value="0"/>
    </style:style>
    <style:style style:name="T32" style:family="text">
      <style:text-properties fo:font-variant="normal" fo:text-transform="none" fo:color="#212121" style:text-line-through-style="none" style:text-line-through-type="none" style:text-underline-style="none" fo:font-weight="normal" officeooo:rsid="001ea051" style:text-blinking="false" fo:background-color="#ff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8">Modalitatea abordata pentru a implementa un serviciu tolerant la erori presupune replicarea acestuia si crearea unor instante multiple care esueaza independent. In acest mod, erorile sunt ascunsa clientului cat timp exista replici operationale. Pentru a asigura consistenta replicilor este necesar ca cererile sa fie procesate in ordinea in care au fost emise si trebuie sa aiba un comportament deterministic. Aceasta conditie poate fi indeplinita folosind algoritmi distribuiti precum </text:span><text:span text:style-name="T2">reliable </text:span><text:span text:style-name="T3">total order multicast </text:span><text:span text:style-name="T10">care garamteaza ca toate mesajele sunt transmise in aceeasi ordine catre toate replicile disponibile</text:span><text:span text:style-name="T3">. </text:span><text:span text:style-name="T4">C</text:span><text:span text:style-name="T10">omportamentul deterministic </text:span><text:span text:style-name="T11">era asigurat pri</text:span><text:span text:style-name="T10">ntr-un mediu </text:span><text:span text:style-name="T3">single-threaded </text:span><text:span text:style-name="T11">a replicilor</text:span><text:span text:style-name="T10">. </text:span><text:span text:style-name="T11">Cu toate acestea, aceasta abordare nu poate fi aplicata pentru anumite medii precum un server CORBA sau <text:s/>un server de tranzactii fiind prea restrictiva. </text:span></text:p>
      <text:p text:style-name="P2"><text:span text:style-name="T11"><text:tab/>Algoritmii care permit crearea unor replici multithreaded nu sunt fezabili in cadrul unui sistem tranzactional </text:span><text:span text:style-name="T12">deoarece daca fiecare serviciu se comoprta ca o tranzactie si strategia de control a concurentei este bazata pe o metoda de blocare (</text:span><text:span text:style-name="T5">pessimistic</text:span><text:span text:style-name="T12">), serverul va intrerupe procesarea cererilor cand o tranzactie este blocata pe un bloc de date, iar orice cerere nu va fi procesata pana cand tranzactia este finalizata chiar si in situatia in care acestea nu acceseaza acelasi bloc de date.</text:span></text:p>
      <text:p text:style-name="P3"><text:span text:style-name="T12"><text:tab/></text:span><text:span text:style-name="T9">Articolul </text:span><text:span text:style-name="T1">Deterministic Scheduling for Transactional Multithreaded Replicas </text:span><text:span text:style-name="T9">prezinta un algoritm de programare non-preemptiva pentru replici multithreaded ale unui serviciu intr-un context tranzactional. Prinicipalele sale caracteristici sunt: caracterul deterministic in programarea replicilor active si executarea mai multor tranzactii in mod concurent. </text:span></text:p>
      <text:p text:style-name="P3"><text:span text:style-name="T12"><text:tab/></text:span><text:span text:style-name="T13">Articolul este compus din 6 sectiuni. Autorii realizeaza si o comparatie cu alte abordari si prezinta concluzii elocvente.</text:span></text:p>
      <text:p text:style-name="P3"><text:span text:style-name="T13"><text:tab/></text:span><text:span text:style-name="T14">Sistemul propus consta dintr-un set de noduri interconectate prin intermediul unei retele. Nodurile se presupun a fi de tip </text:span><text:span text:style-name="T6">fail-silent </text:span><text:span text:style-name="T14">si ca reteaua nu are partitii. Nu se iau in considerare esuarile de tip </text:span><text:span text:style-name="T6">byzantine </text:span><text:span text:style-name="T14">sau non-determinismul intreruperilor software. </text:span><text:span text:style-name="T15">Un server expune un set de servicii pe care clientii le pot invoca prin trimiterea de cereri. Serverele sunt replicate, ceea ce inseamna ca fiecare sunt instante identice (acelasi cod si aceleasi date). Pentru a creste toleranta la erori, replicile ruleaza pe siteuri diferite.</text:span></text:p>
      <text:p text:style-name="P3"><text:span text:style-name="T16"><text:tab/>Clientii comunica cu serverele folosind algoritmi de comunicare distributiva (</text:span><text:span text:style-name="T7">multicast).</text:span><text:span text:style-name="T16"> Articolul propune algoritmul </text:span><text:span text:style-name="T7">total order multicast. Total order </text:span><text:span text:style-name="T16">inseamna ca mesajele sunt transmise in aceasi ordine catre toate replicile. In</text:span><text:span text:style-name="T7"> </text:span><text:span text:style-name="T16">ceea ce priveste toleranta la erori, </text:span><text:span text:style-name="T7">reliable multicast </text:span><text:span text:style-name="T16">asigura ca un mesaj este transmis catre toate sau nicio replica disponibila. Interactiunea client-server este sincrona, adica un client ramane blocat pana primeste un raspuns de la server.</text:span></text:p>
      <text:p text:style-name="P4"><text:span text:style-name="T16"><text:tab/></text:span><text:span text:style-name="T18">Pentru date criteriul de corectitudine o reprezinta serializabilitatea replicilor: orice copie trebuie sa se c</text:span><text:span text:style-name="T19">omporte ca o singura copie logica si executia transactiilor concurente trebuie sa fie echivalenta cu o executie in serie utilizand toate copiile fizice. </text:span><text:span text:style-name="T18">Clientul poate utiliza tranzactii multithread cu conditia ca toate threadurile sa faca parte dintr-o singura tranzactie. Pentru fiecare tranzactie diferita, se creaza cate un thread pentru fiecare replica a serviciilor; acest thread va procesa doar cereri care apartin de tranzactia corespunzatoare lui. Threadurile sunt create cand primul apel al unei tranzactii este procesat de catre un server. </text:span></text:p>
      <text:p text:style-name="P5"><text:span text:style-name="T28"><text:tab/>Este necesara impunerea determinismului in cadrul sistemului tranzactional. Sursele de non-determinism pot fi externe sau interne. Mediul extern de non-determinism consta din toate mesajele pe care replicile le primesc (cereri de la clienti sau mesaje de gestiune a tranzactiilor). Cererile pot fi receptionate de fiecare replica intr-o alta ordine si prin urmare executate diferit; pentru a elimina acest nedeterminism, toate operatiile se vor executa in aceeasi ordine pe toate replicile. Acest lucru poate fi obtinut folosind algoritmul distribuit totall</text:span><text:span text:style-name="T29">y</text:span><text:span text:style-name="T28"> ordered multicast. Intrucat un server poate fi client pentru alte servere, raspunsul la cererile emise de un server trebuie de asemenea sa fie receptionate in aceeasi ordine de toate replicile. Alte evenimente externe care pot introduce nedeterminism in sistemul tranzactional sunt mesajele de gestiune a tranzactiilor; in particular, mesajele de commit sau abort a unei tranzactii pot elibera lockuri care vor debloca alte tranzactii care au fost blocate de acestea. Prin urmare si mesajele de gestiune a tranzactiilor trebuie sa fie transmise folosind algoritmul totally </text:span><text:soft-page-break/><text:span text:style-name="T28">ordered multicast pentru a garanta consistenta replicilor. </text:span><text:span text:style-name="T29">Asigurarea aceluiași mediu extern nu este suficientă pentru a garanta determinismul pentru replici multithreaded </text:span><text:span text:style-name="T30">cu atat mai mult cu cat multithreading-ul în sine este o sursă internă de non-determinism</text:span><text:span text:style-name="T29">. </text:span><text:span text:style-name="T30">Se considera scenariul in care două replici A și B primesc două cererile conflictuale r1 și r2 în aceeași ordine, insa pot programa threadurile asociate în ordine diferită, ceea ce va produce neconcordanțe printre replici. Din acest motiv, este necesar să se furnizeze un planificator determinist, care să asigure ca toate replicile vor efectua aceeași programare a threadurilor. <text:s/></text:span></text:p>
      <text:p text:style-name="P6"><text:span text:style-name="T30"><text:tab/></text:span><text:span text:style-name="T31">Ordinea totala a cererilor si programarea determinista nu sunt suficiente pentru a asigura coerența replicilor. Daca mesajele sunt difuzate în aceeași ordine totală la toate replicile, nu se garantează că toate replicile vor trimite mesaje la acelasi timp. Adică, o replică poate transmite mesaje mai repede decât alte replici, ceea ce nu încalcă ordinea totală.</text:span><text:span text:style-name="T32"> La un anumit moment, o replica poate avea un anumit numar de mesaje in coada, in timp ce alta replica nu are niciun mesaj. Cea cu mesaje poate decide sa progreseze <text:s/>primul mesaj în așteptare, în timp ce cea fără mesaje poate decide doar</text:span></text:p>
      <text:p text:style-name="P7"><text:span text:style-name="T17">sa programeze unul dintre threadurile sale. Această situație va compromite din nou coerența replicilor. </text:span><text:span text:style-name="T21">Pentru a preveni această situație, o replică va procesa un mesaj nou atunci când acesta este singurul mod de a progresa (adică toate threadurile sunt blocate sau nu există alte threaduri care rulează). Prin urmare, atunci când o replică trebuie să aleagă între prelucrarea unui mesaj nou sau planificarea unui fir de lucru, acesta va </text:span><text:span text:style-name="T22">lua ultima </text:span><text:span text:style-name="T21">deci</text:span><text:span text:style-name="T22">zie</text:span><text:span text:style-name="T21">, eliminând non-determinismul. </text:span><text:span text:style-name="T20">O alta abordare deterministica o reprezinta alternarea acțiunilor de procesare a unui mesaj nou și de planificare a unui fir gata, cu dezavantajul ca dacă o replică nu are mesaje în coada de așteptare, aceasta se va bloca, în timp ce ar putea procesa un fir de lucru. </text:span><text:span text:style-name="T23">Articolul propune o soluție care utilizează implicit două niveluri de coadă de mesaje. Coada de nivel extern corespunde stratului de comunicare si există o astfel de coada la fiecare replică. Cozile de nivel intern corespund serviciilor furnizate de server. Fiecare thread al unei replici are o coadă internă pe serviciu. Prin urmare, un mesaj în una din cozile interne va fi o cerere de la tranzacția asociată pentru acel serviciu.</text:span><text:span text:style-name="T18"> </text:span></text:p>
      <text:p text:style-name="P8"><text:span text:style-name="T18"><text:tab/>Recepția selectivă introduce o nouă sursă de non-determinism. Deoarece clienții pot fi multithreaded, </text:span><text:span text:style-name="T17">ei </text:span><text:span text:style-name="T18">pot emite cereri </text:span><text:span text:style-name="T17">concurente</text:span><text:span text:style-name="T18"> către un server. Prin urmare, fiecare </text:span><text:span text:style-name="T17">thread al unui</text:span><text:span text:style-name="T18"> server poate avea un număr arbitrar de cereri în așteptare. Când </text:span><text:span text:style-name="T17">are loc</text:span><text:span text:style-name="T18"> o recepție selectivă, fiecare fir de </text:span><text:span text:style-name="T17">lucru al unui</text:span><text:span text:style-name="T18"> server al unei tranzacții poate alege un mesaj diferit printre cele care pot să fie prelucrate, introducând din nou incoerențe </text:span><text:span text:style-name="T17">printre </text:span><text:span text:style-name="T18">replic</text:span><text:span text:style-name="T17">i</text:span><text:span text:style-name="T18">. Astfel, într-o recepție selectivă, mesajele trebuie alese </text:span><text:span text:style-name="T17">in mod </text:span><text:span text:style-name="T18">determinist</text:span><text:span text:style-name="T17">ic</text:span><text:span text:style-name="T18">. </text:span></text:p>
      <text:p text:style-name="P9"><text:span text:style-name="T18"><text:tab/>Garantarea faptului că fiecare fir de server consideră întotdeauna același set de mesaje și că firele aleg determinist</text:span><text:span text:style-name="T17">ic</text:span><text:span text:style-name="T18"> din acest set de mesaje, este suficient să </text:span><text:span text:style-name="T17">i</text:span><text:span text:style-name="T18">mpună determinismul recepției selective. Coada pe două niveluri asigură că toate firele serverului vor lua în considerare întotdeauna același set de mesaje (cele din al doilea nivel) </text:span><text:span text:style-name="T17">astfel</text:span><text:span text:style-name="T18">, rezolvă și problema recepției selective. Cu această schemă, selecția poate fi efectuată chiar și în mod aleatoriu, în măsura în care aceasta se face în același mod la toate replicile </text:span><text:span text:style-name="T17">de exemplu</text:span><text:span text:style-name="T18"> prin utilizarea unui generator de numere aleatorii inițializat cu ace</text:span><text:span text:style-name="T17">easi valoare</text:span><text:span text:style-name="T18"> la toate replicile. </text:span></text:p>
      <text:p text:style-name="P12"><text:tab/><text:tab/><text:tab/></text:p>
      <text:p text:style-name="P10"><text:span text:style-name="T18"><text:tab/></text:span><text:span text:style-name="T24">Algoritmul <text:s/></text:span><text:span text:style-name="T27">Multithreaded Deterministic Scheduling</text:span><text:span text:style-name="T24"> </text:span><text:span text:style-name="T27">(MTRDS)</text:span><text:span text:style-name="T24"> utilizează mai multe structuri de date pentru a-și păstra starea. Extragerea mesajelor din oricare dintre cozile interne sau externe introduce un risc de blocarea a operațiunii. </text:span><text:span text:style-name="T25">De exemplu</text:span><text:span text:style-name="T24">, un </text:span><text:span text:style-name="T25">thread</text:span><text:span text:style-name="T24"> care încearcă să extragă dintr-o coadă goală va fi blocat până când un mesaj </text:span><text:span text:style-name="T25">ajunge</text:span><text:span text:style-name="T24"> în coada de așteptare. Există cozi pentru fi</text:span><text:span text:style-name="T25">rele</text:span><text:span text:style-name="T24"> </text:span><text:span text:style-name="T25">pregatite – cele </text:span><text:span text:style-name="T24">care sunt gata să execute - și pentru cele blocate. Politica <text:s/>FIFO de extragere garantează o planificare corectă între firele pregătite. </text:span></text:p>
      <text:p text:style-name="P11"><text:span text:style-name="T24"><text:tab/>Fiecare element de date dintr-o replică are o coadă de </text:span><text:span text:style-name="T17">threaduri</text:span><text:span text:style-name="T24"> blocate care așteaptă </text:span><text:span text:style-name="T17">de</text:span><text:span text:style-name="T24">blocarea </text:span><text:span text:style-name="T17">unui</text:span><text:span text:style-name="T24"> conflict. Dacă firul în execuție - </text:span><text:span text:style-name="T27">activ thread -</text:span><text:span text:style-name="T24"> solicită blocarea în conflict a unui element (adică un element deja blocat într-un mod conflictual printr-o tranzacție diferită), </text:span><text:span text:style-name="T17">atunci </text:span><text:span text:style-name="T24">firul va fi blocat și </text:span><text:soft-page-break/><text:span text:style-name="T24">stocat în coada de blocare asociată. La terminarea tranzacției, firele care sunt deblocate prin eliberarea de încuietori (dacă există) sunt mutate în coada de fire gata.</text:span></text:p>
      <text:p text:style-name="P11"><text:span text:style-name="T17"><text:tab/>De asemenea</text:span><text:span text:style-name="T24">, un tabel de </text:span><text:span text:style-name="T17">threaduri</text:span><text:span text:style-name="T24"> este utilizat pentru a urmări relația dintre clienți și firele serverului la o replică. Atunci când o cerere </text:span><text:span text:style-name="T26">c</text:span><text:span text:style-name="T24">orespun</text:span><text:span text:style-name="T26">zatoare</text:span><text:span text:style-name="T24"> unei tranzacții care nu se află în tabel, înseamnă că cererea este prima din tranzacția respectivă </text:span><text:span text:style-name="T26">si </text:span><text:span text:style-name="T24">un nou fir este creat la replica respectivă. Terminarea </text:span><text:span text:style-name="T26">threadurilor</text:span><text:span text:style-name="T24"> este, de asemenea, </text:span><text:span text:style-name="T26">marcata</text:span><text:span text:style-name="T24"> în acest tabel. Acest lucru este util pentru a detecta cazul </text:span><text:span text:style-name="T26">in care </text:span><text:span text:style-name="T24">un client apelează serverul după terminarea protocolului de interacțiune (o încălcare a protocolulu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22:30:10.698705705</meta:creation-date>
    <dc:date>2018-01-08T22:31:34.526036129</dc:date>
    <meta:editing-duration>PT1H28M22S</meta:editing-duration>
    <meta:editing-cycles>20</meta:editing-cycles>
    <meta:generator>LibreOffice/5.1.6.2$Linux_X86_64 LibreOffice_project/10m0$Build-2</meta:generator>
    <meta:document-statistic meta:table-count="0" meta:image-count="0" meta:object-count="0" meta:page-count="3" meta:paragraph-count="16" meta:word-count="1466" meta:character-count="9837" meta:non-whitespace-character-count="8354"/>
  </office:meta>
</office:document-meta>
</file>